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P1" style:family="paragraph">
      <style:paragraph-properties fo:text-align="center"/>
      <style:text-properties fo:font-family="Palatino" style:font-family-generic="roman"/>
    </style:style>
    <style:style style:name="P2" style:family="paragraph">
      <style:paragraph-properties fo:text-align="center"/>
    </style:style>
    <style:style style:name="P3" style:family="paragraph">
      <style:text-properties fo:font-family="Palatino" style:font-family-generic="roman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family="Palatino" style:font-family-generic="roman" fo:font-style="italic" style:font-style-asian="italic" style:font-style-complex="italic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62cm" svg:height="2.54cm" svg:x="1.27cm" svg:y="12.7cm">
            <text:p text:style-name="P1"><text:span text:style-name="T1">Gripper-1 is holding</text:span></text:p>
            <text:p text:style-name="P1"><text:span text:style-name="T1">a block.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27cm" svg:y1="12.382cm" svg:x2="1.27cm" svg:y2="15.557cm">
            <text:p/>
          </draw:line>
          <draw:line draw:style-name="gr2" draw:text-style-name="P2" draw:layer="layout" svg:x1="1.27cm" svg:y1="12.7cm" svg:x2="8.89cm" svg:y2="12.7cm">
            <text:p/>
          </draw:line>
          <draw:line draw:style-name="gr2" draw:text-style-name="P2" draw:layer="layout" svg:x1="1.27cm" svg:y1="15.24cm" svg:x2="8.413cm" svg:y2="15.24cm">
            <text:p/>
          </draw:line>
          <draw:line draw:style-name="gr2" draw:text-style-name="P2" draw:layer="layout" svg:x1="8.89cm" svg:y1="12.7cm" svg:x2="8.413cm" svg:y2="13.652cm">
            <text:p/>
          </draw:line>
          <draw:line draw:style-name="gr2" draw:text-style-name="P2" draw:layer="layout" svg:x1="8.89cm" svg:y1="14.446cm" svg:x2="8.413cm" svg:y2="15.24cm">
            <text:p/>
          </draw:line>
          <draw:line draw:style-name="gr2" draw:text-style-name="P2" draw:layer="layout" svg:x1="8.413cm" svg:y1="13.652cm" svg:x2="8.89cm" svg:y2="14.446cm">
            <text:p/>
          </draw:line>
        </draw:g>
        <draw:g>
          <draw:custom-shape draw:style-name="gr3" draw:text-style-name="P1" draw:layer="layout" svg:width="7.62cm" svg:height="2.54cm" svg:x="8.89cm" svg:y="8.89cm">
            <text:p text:style-name="P1"><text:span text:style-name="T1">Drop and wait for</text:span></text:p>
            <text:p text:style-name="P1"><text:span text:style-name="T1">block to fall.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89cm" svg:y1="8.572cm" svg:x2="8.89cm" svg:y2="11.747cm">
            <text:p/>
          </draw:line>
          <draw:line draw:style-name="gr2" draw:text-style-name="P2" draw:layer="layout" svg:x1="16.51cm" svg:y1="8.572cm" svg:x2="16.51cm" svg:y2="11.747cm">
            <text:p/>
          </draw:line>
        </draw:g>
        <draw:g>
          <draw:custom-shape draw:style-name="gr1" draw:text-style-name="P1" draw:layer="layout" svg:width="7.62cm" svg:height="2.54cm" svg:x="1.27cm" svg:y="16.51cm">
            <text:p text:style-name="P1"><text:span text:style-name="T1">Gripper-1 is above</text:span></text:p>
            <text:p text:style-name="P1"><text:span text:style-name="T1">a block.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27cm" svg:y1="16.192cm" svg:x2="1.27cm" svg:y2="19.367cm">
            <text:p/>
          </draw:line>
          <draw:line draw:style-name="gr2" draw:text-style-name="P2" draw:layer="layout" svg:x1="1.27cm" svg:y1="16.51cm" svg:x2="8.89cm" svg:y2="16.51cm">
            <text:p/>
          </draw:line>
          <draw:line draw:style-name="gr2" draw:text-style-name="P2" draw:layer="layout" svg:x1="1.27cm" svg:y1="19.05cm" svg:x2="8.413cm" svg:y2="19.05cm">
            <text:p/>
          </draw:line>
          <draw:line draw:style-name="gr2" draw:text-style-name="P2" draw:layer="layout" svg:x1="8.89cm" svg:y1="16.51cm" svg:x2="8.413cm" svg:y2="17.462cm">
            <text:p/>
          </draw:line>
          <draw:line draw:style-name="gr2" draw:text-style-name="P2" draw:layer="layout" svg:x1="8.89cm" svg:y1="18.256cm" svg:x2="8.413cm" svg:y2="19.05cm">
            <text:p/>
          </draw:line>
          <draw:line draw:style-name="gr2" draw:text-style-name="P2" draw:layer="layout" svg:x1="8.413cm" svg:y1="17.462cm" svg:x2="8.89cm" svg:y2="18.256cm">
            <text:p/>
          </draw:line>
        </draw:g>
        <draw:frame draw:style-name="gr4" draw:text-style-name="P3" draw:layer="layout" svg:width="1.882cm" svg:height="1.064cm" svg:x="7.902cm" svg:y="20.637cm">
          <draw:text-box>
            <text:p><text:span text:style-name="T1">Now</text:span></text:p>
          </draw:text-box>
        </draw:frame>
        <draw:g>
          <draw:custom-shape draw:style-name="gr5" draw:text-style-name="P1" draw:layer="layout" svg:width="15.24cm" svg:height="2.54cm" svg:x="1.27cm" svg:y="1.27cm">
            <text:p text:style-name="P1"><text:span text:style-name="T1">Gripper-1 is holding a block.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.27cm" svg:y1="0.952cm" svg:x2="1.27cm" svg:y2="4.127cm">
            <text:p/>
          </draw:line>
          <draw:line draw:style-name="gr2" draw:text-style-name="P2" draw:layer="layout" svg:x1="16.51cm" svg:y1="0.952cm" svg:x2="16.51cm" svg:y2="4.127cm">
            <text:p/>
          </draw:line>
        </draw:g>
        <draw:g>
          <draw:custom-shape draw:style-name="gr1" draw:text-style-name="P1" draw:layer="layout" svg:width="7.62cm" svg:height="2.54cm" svg:x="16.51cm" svg:y="5.08cm">
            <text:p text:style-name="P1"><text:span text:style-name="T1">A block is sitting</text:span></text:p>
            <text:p text:style-name="P1"><text:span text:style-name="T1">on a block.</text:span>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51cm" svg:y1="4.762cm" svg:x2="16.51cm" svg:y2="7.937cm">
            <text:p/>
          </draw:line>
          <draw:line draw:style-name="gr2" draw:text-style-name="P2" draw:layer="layout" svg:x1="16.51cm" svg:y1="5.08cm" svg:x2="24.13cm" svg:y2="5.08cm">
            <text:p/>
          </draw:line>
          <draw:line draw:style-name="gr2" draw:text-style-name="P2" draw:layer="layout" svg:x1="16.51cm" svg:y1="7.62cm" svg:x2="23.653cm" svg:y2="7.62cm">
            <text:p/>
          </draw:line>
          <draw:line draw:style-name="gr2" draw:text-style-name="P2" draw:layer="layout" svg:x1="24.13cm" svg:y1="5.08cm" svg:x2="23.653cm" svg:y2="6.032cm">
            <text:p/>
          </draw:line>
          <draw:line draw:style-name="gr2" draw:text-style-name="P2" draw:layer="layout" svg:x1="24.13cm" svg:y1="6.826cm" svg:x2="23.653cm" svg:y2="7.62cm">
            <text:p/>
          </draw:line>
          <draw:line draw:style-name="gr2" draw:text-style-name="P2" draw:layer="layout" svg:x1="23.653cm" svg:y1="6.032cm" svg:x2="24.13cm" svg:y2="6.826cm">
            <text:p/>
          </draw:line>
        </draw:g>
        <draw:line draw:style-name="gr6" draw:text-style-name="P2" draw:layer="layout" svg:x1="1.27cm" svg:y1="20.32cm" svg:x2="24.13cm" svg:y2="20.32cm">
          <text:p/>
        </draw:line>
        <draw:line draw:style-name="gr2" draw:text-style-name="P2" draw:layer="layout" svg:x1="8.89cm" svg:y1="20.002cm" svg:x2="8.89cm" svg:y2="20.637cm">
          <text:p/>
        </draw:line>
        <draw:frame draw:style-name="gr4" draw:text-style-name="P3" draw:layer="layout" svg:width="1.929cm" svg:height="1.064cm" svg:x="22.883cm" svg:y="20.796cm">
          <draw:text-box>
            <text:p><text:span text:style-name="T1">Time</text:span></text:p>
          </draw:text-box>
        </draw:frame>
        <draw:custom-shape draw:style-name="gr7" draw:text-style-name="P2" draw:layer="layout" svg:width="24.13cm" svg:height="19.05cm" svg:x="0.635cm" svg:y="0.635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0.635cm" svg:y1="12.065cm" svg:x2="24.765cm" svg:y2="12.065cm">
          <text:p/>
        </draw:line>
        <draw:frame draw:style-name="gr4" draw:text-style-name="P5" draw:layer="layout" svg:width="5.353cm" svg:height="1.085cm" svg:x="14.287cm" svg:y="15.416cm">
          <draw:text-box>
            <text:p text:style-name="P4"><text:span text:style-name="T2">Factual Knowledge</text:span></text:p>
          </draw:text-box>
        </draw:frame>
        <draw:frame draw:style-name="gr4" draw:text-style-name="P5" draw:layer="layout" svg:width="7.301cm" svg:height="1.085cm" svg:x="2.063cm" svg:y="5.762cm">
          <draw:text-box>
            <text:p text:style-name="P4"><text:span text:style-name="T2">Counterfactual Knowle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6T22:58:12</meta:creation-date>
    <dc:date>2012-08-26T23:50:53</dc:date>
    <dc:creator>neptune </dc:creator>
    <meta:editing-duration>PT35M21S</meta:editing-duration>
    <meta:editing-cycles>3</meta:editing-cycles>
    <meta:generator>LibreOffice/3.5$Linux_X86_64 LibreOffice_project/350m1$Build-2</meta:generator>
    <meta:document-statistic meta:object-count="40"/>
  </office:meta>
</office:document-meta>
</file>